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Object 2/content.xml" manifest:media-type="text/xml"/>
  <manifest:file-entry manifest:full-path="Object 2/Configurations2/" manifest:media-type="application/vnd.sun.xml.ui.configuration"/>
  <manifest:file-entry manifest:full-path="Object 2/styles.xml" manifest:media-type="text/xml"/>
  <manifest:file-entry manifest:full-path="Object 2/settings.xml" manifest:media-type="text/xml"/>
  <manifest:file-entry manifest:full-path="Object 2/manifest.rdf" manifest:media-type="application/rdf+xml"/>
  <manifest:file-entry manifest:full-path="Object 2/" manifest:version="1.2" manifest:media-type="application/vnd.oasis.opendocument.spreadsheet"/>
  <manifest:file-entry manifest:full-path="Configurations2/" manifest:media-type="application/vnd.sun.xml.ui.configuration"/>
  <manifest:file-entry manifest:full-path="content.xml" manifest:media-type="text/xml"/>
  <manifest:file-entry manifest:full-path="ObjectReplacements/Object 2"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Inconsolata" svg:font-family="Inconsolata" style:font-pitch="fixed"/>
    <style:font-face style:name="Equity Text A" svg:font-family="'Equity Text A'"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Equity Text A" fo:font-weight="bold" officeooo:rsid="0015ce68" officeooo:paragraph-rsid="0015ce68" style:font-weight-asian="bold" style:font-weight-complex="bold"/>
    </style:style>
    <style:style style:name="P2" style:family="paragraph" style:parent-style-name="Standard">
      <style:text-properties fo:font-variant="small-caps" style:text-position="0% 100%" style:font-name="Equity Text A" fo:font-weight="normal" officeooo:rsid="00176207" officeooo:paragraph-rsid="00176207" style:font-size-asian="10.5pt" style:font-weight-asian="normal" style:font-weight-complex="normal"/>
    </style:style>
    <style:style style:name="P3" style:family="paragraph" style:parent-style-name="Standard">
      <style:text-properties fo:font-variant="small-caps" style:text-position="0% 100%" style:font-name="Equity Text A" fo:font-weight="normal" officeooo:rsid="00166a64" officeooo:paragraph-rsid="00166a64" style:font-size-asian="10.5pt" style:font-weight-asian="normal" style:font-weight-complex="normal"/>
    </style:style>
    <style:style style:name="P4" style:family="paragraph" style:parent-style-name="Standard">
      <style:text-properties fo:font-variant="small-caps" style:text-position="0% 100%" style:font-name="Equity Text A" fo:font-weight="bold" officeooo:rsid="00166a64" officeooo:paragraph-rsid="00166a64" style:font-size-asian="10.5pt" style:font-weight-asian="bold" style:font-weight-complex="bold"/>
    </style:style>
    <style:style style:name="P5" style:family="paragraph" style:parent-style-name="Standard">
      <style:text-properties fo:font-variant="small-caps" style:text-position="0% 100%" style:font-name="Equity Text A" fo:font-weight="bold" officeooo:rsid="00176207" officeooo:paragraph-rsid="00176207" style:font-size-asian="10.5pt" style:font-weight-asian="bold" style:font-weight-complex="bold"/>
    </style:style>
    <style:style style:name="P6" style:family="paragraph" style:parent-style-name="Standard">
      <style:text-properties fo:font-variant="small-caps" style:text-position="0% 100%" style:font-name="Equity Text A" fo:font-weight="bold" officeooo:rsid="0040e4a0" officeooo:paragraph-rsid="0040e4a0" style:font-size-asian="10.5pt" style:font-weight-asian="bold" style:font-weight-complex="bold"/>
    </style:style>
    <style:style style:name="P7" style:family="paragraph" style:parent-style-name="Standard">
      <style:text-properties fo:font-variant="small-caps" style:text-position="0% 100%" style:font-name="Equity Text A" fo:font-weight="bold" officeooo:rsid="0042f06e" officeooo:paragraph-rsid="00471d58" style:font-size-asian="10.5pt" style:font-weight-asian="bold" style:font-weight-complex="bold"/>
    </style:style>
    <style:style style:name="P8" style:family="paragraph" style:parent-style-name="Standard">
      <style:text-properties fo:font-variant="small-caps" style:text-position="0% 100%" style:font-name="Equity Text A" fo:font-weight="bold" officeooo:rsid="00429106" officeooo:paragraph-rsid="00429106" style:font-size-asian="10.5pt" style:font-weight-asian="bold" style:font-weight-complex="bold"/>
    </style:style>
    <style:style style:name="P9" style:family="paragraph" style:parent-style-name="Standard">
      <style:text-properties fo:font-variant="small-caps" style:text-position="0% 100%" style:font-name="Times New Roman" fo:font-weight="normal" officeooo:rsid="00176207" officeooo:paragraph-rsid="00176207" style:font-size-asian="10.5pt" style:font-weight-asian="normal" style:font-weight-complex="normal"/>
    </style:style>
    <style:style style:name="P10" style:family="paragraph" style:parent-style-name="Standard">
      <style:text-properties fo:font-variant="normal" fo:text-transform="none" style:text-position="0% 100%" style:font-name="Inconsolata" fo:font-weight="normal" officeooo:rsid="00176207" officeooo:paragraph-rsid="00176207" style:font-size-asian="10.5pt" style:font-weight-asian="normal" style:font-weight-complex="normal"/>
    </style:style>
    <style:style style:name="P11" style:family="paragraph" style:parent-style-name="Standard">
      <style:text-properties fo:font-variant="normal" fo:text-transform="none" style:text-position="0% 100%" style:font-name="Equity Text A" fo:font-weight="normal" officeooo:rsid="003307af" officeooo:paragraph-rsid="0042f06e" style:font-size-asian="10.5pt" style:font-weight-asian="normal" style:font-weight-complex="normal"/>
    </style:style>
    <style:style style:name="P12" style:family="paragraph" style:parent-style-name="Standard">
      <style:text-properties fo:font-variant="normal" fo:text-transform="none" style:text-position="0% 100%" style:font-name="Equity Text A" fo:font-weight="normal" officeooo:rsid="003307af" officeooo:paragraph-rsid="00529e6f" style:font-size-asian="10.5pt" style:font-weight-asian="normal" style:font-weight-complex="normal"/>
    </style:style>
    <style:style style:name="P13" style:family="paragraph" style:parent-style-name="Standard">
      <style:text-properties fo:font-variant="normal" fo:text-transform="none" style:text-position="0% 100%" style:font-name="Equity Text A" fo:font-weight="normal" officeooo:rsid="0050c970" officeooo:paragraph-rsid="0050c970" style:font-size-asian="10.5pt" style:font-weight-asian="normal" style:font-weight-complex="normal"/>
    </style:style>
    <style:style style:name="P14" style:family="paragraph" style:parent-style-name="Standard">
      <style:text-properties fo:font-variant="normal" fo:text-transform="none" style:text-position="0% 100%" style:font-name="Equity Text A" fo:font-weight="normal" officeooo:rsid="00545996" officeooo:paragraph-rsid="00545996" style:font-size-asian="10.5pt" style:font-weight-asian="normal" style:font-weight-complex="normal"/>
    </style:style>
    <style:style style:name="P15" style:family="paragraph" style:parent-style-name="Standard">
      <style:text-properties fo:font-variant="normal" fo:text-transform="none" style:text-position="0% 100%" style:font-name="Equity Text A" fo:font-weight="normal" officeooo:rsid="00560041" officeooo:paragraph-rsid="00560041" style:font-size-asian="10.5pt" style:font-weight-asian="normal" style:font-weight-complex="normal"/>
    </style:style>
    <style:style style:name="P16" style:family="paragraph" style:parent-style-name="Standard">
      <style:text-properties fo:font-variant="normal" fo:text-transform="none" style:text-position="0% 100%" style:font-name="Equity Text A" fo:font-weight="normal" officeooo:rsid="005923fa" officeooo:paragraph-rsid="005923fa" style:font-size-asian="10.5pt" style:font-weight-asian="normal" style:font-weight-complex="normal"/>
    </style:style>
    <style:style style:name="P17" style:family="paragraph" style:parent-style-name="Standard">
      <style:text-properties fo:font-variant="normal" fo:text-transform="none" style:text-position="0% 100%" style:font-name="Equity Text A" fo:font-weight="bold" officeooo:rsid="0042f06e" officeooo:paragraph-rsid="0042f06e" style:font-size-asian="10.5pt" style:font-weight-asian="bold" style:font-weight-complex="bold"/>
    </style:style>
    <style:style style:name="P18" style:family="paragraph" style:parent-style-name="Standard">
      <style:text-properties fo:font-variant="normal" fo:text-transform="none" style:text-position="0% 100%" style:font-name="Equity Text A" fo:font-weight="bold" officeooo:rsid="00471d58" officeooo:paragraph-rsid="005d719a" style:font-size-asian="10.5pt" style:font-weight-asian="bold" style:font-weight-complex="bold"/>
    </style:style>
    <style:style style:name="P19" style:family="paragraph" style:parent-style-name="Standard">
      <style:text-properties fo:font-variant="normal" fo:text-transform="none" style:text-position="0% 100%" style:font-name="Equity Text A" fo:font-weight="bold" officeooo:rsid="0047d204" officeooo:paragraph-rsid="0047d204" style:font-size-asian="10.5pt" style:font-weight-asian="bold" style:font-weight-complex="bold"/>
    </style:style>
    <style:style style:name="P20" style:family="paragraph" style:parent-style-name="Standard">
      <style:text-properties fo:font-variant="normal" fo:text-transform="none" style:text-position="0% 100%" style:font-name="Equity Text A" fo:font-weight="bold" officeooo:rsid="00484880" officeooo:paragraph-rsid="004abbf1" style:font-size-asian="10.5pt" style:font-weight-asian="bold" style:font-weight-complex="bold"/>
    </style:style>
    <style:style style:name="P21" style:family="paragraph" style:parent-style-name="Standard">
      <style:text-properties fo:font-variant="normal" fo:text-transform="none" style:text-position="0% 100%" style:font-name="Equity Text A" fo:font-weight="bold" officeooo:rsid="004abbf1" officeooo:paragraph-rsid="004abbf1" style:font-size-asian="10.5pt" style:font-weight-asian="bold" style:font-weight-complex="bold"/>
    </style:style>
    <style:style style:name="P22" style:family="paragraph" style:parent-style-name="Standard">
      <style:text-properties fo:font-variant="normal" fo:text-transform="none" style:text-position="0% 100%" style:font-name="Equity Text A" fo:font-weight="bold" officeooo:rsid="004c9bcb" officeooo:paragraph-rsid="004c9bcb" style:font-size-asian="10.5pt" style:font-weight-asian="bold" style:font-weight-complex="bold"/>
    </style:style>
    <style:style style:name="P23" style:family="paragraph" style:parent-style-name="Standard">
      <style:text-properties fo:font-variant="normal" fo:text-transform="none" style:text-position="0% 100%" style:font-name="Equity Text A" fo:font-weight="bold" officeooo:rsid="004e796e" officeooo:paragraph-rsid="004e796e" style:font-size-asian="10.5pt" style:font-weight-asian="bold" style:font-weight-complex="bold"/>
    </style:style>
    <style:style style:name="P24" style:family="paragraph" style:parent-style-name="Standard">
      <style:text-properties fo:font-variant="normal" fo:text-transform="none" style:text-position="0% 100%" style:font-name="Equity Text A" fo:font-weight="bold" officeooo:rsid="005d719a" officeooo:paragraph-rsid="005d719a" style:font-size-asian="10.5pt" style:font-weight-asian="bold" style:font-weight-complex="bold"/>
    </style:style>
    <style:style style:name="P25" style:family="paragraph" style:parent-style-name="Footnote">
      <style:text-properties officeooo:rsid="0047d204" officeooo:paragraph-rsid="0047d204"/>
    </style:style>
    <style:style style:name="P26" style:family="paragraph" style:parent-style-name="Standard">
      <style:text-properties fo:font-variant="normal" fo:text-transform="none" style:text-position="0% 100%" style:font-name="Equity Text A" fo:font-weight="normal" officeooo:rsid="003ff130" officeooo:paragraph-rsid="0060cc05" style:font-size-asian="10.5pt" style:font-weight-asian="normal" style:font-weight-complex="normal"/>
    </style:style>
    <style:style style:name="P27" style:family="paragraph" style:parent-style-name="Standard">
      <style:text-properties fo:font-variant="normal" fo:text-transform="none" style:text-position="0% 100%" style:font-name="Equity Text A" fo:font-weight="normal" officeooo:rsid="0040e4a0" officeooo:paragraph-rsid="0040e4a0" style:font-size-asian="10.5pt" style:font-weight-asian="normal" style:font-weight-complex="normal"/>
    </style:style>
    <style:style style:name="P28" style:family="paragraph" style:parent-style-name="Standard">
      <style:text-properties fo:font-variant="normal" fo:text-transform="none" style:text-position="0% 100%" style:font-name="Equity Text A" fo:font-weight="normal" officeooo:rsid="004e796e" officeooo:paragraph-rsid="004e796e" style:font-size-asian="10.5pt" style:font-weight-asian="normal" style:font-weight-complex="normal"/>
    </style:style>
    <style:style style:name="P29" style:family="paragraph" style:parent-style-name="Standard">
      <style:text-properties fo:font-variant="normal" fo:text-transform="none" style:text-position="0% 100%" style:font-name="Equity Text A" fo:font-weight="normal" officeooo:rsid="00471d58" officeooo:paragraph-rsid="00471d58" style:font-size-asian="10.5pt" style:font-weight-asian="normal" style:font-weight-complex="normal"/>
    </style:style>
    <style:style style:name="P30" style:family="paragraph" style:parent-style-name="Standard">
      <style:text-properties fo:font-variant="normal" fo:text-transform="none" style:text-position="0% 100%" style:font-name="Equity Text A" fo:font-weight="normal" officeooo:rsid="00471d58" officeooo:paragraph-rsid="005d719a" style:font-size-asian="10.5pt" style:font-weight-asian="normal" style:font-weight-complex="normal"/>
    </style:style>
    <style:style style:name="P31" style:family="paragraph" style:parent-style-name="Standard">
      <style:text-properties fo:font-variant="normal" fo:text-transform="none" style:text-position="0% 100%" style:font-name="Equity Text A" fo:font-weight="normal" officeooo:rsid="0047d204" officeooo:paragraph-rsid="0047d204" style:font-size-asian="10.5pt" style:font-weight-asian="normal" style:font-weight-complex="normal"/>
    </style:style>
    <style:style style:name="P32" style:family="paragraph" style:parent-style-name="Standard">
      <style:text-properties fo:font-variant="normal" fo:text-transform="none" style:text-position="0% 100%" style:font-name="Equity Text A" fo:font-weight="normal" officeooo:rsid="00484880" officeooo:paragraph-rsid="0047d204" style:font-size-asian="10.5pt" style:font-weight-asian="normal" style:font-weight-complex="normal"/>
    </style:style>
    <style:style style:name="P33" style:family="paragraph" style:parent-style-name="Standard">
      <style:text-properties fo:font-variant="normal" fo:text-transform="none" style:text-position="0% 100%" style:font-name="Equity Text A" fo:font-weight="normal" officeooo:rsid="004abbf1" officeooo:paragraph-rsid="004abbf1" style:font-size-asian="10.5pt" style:font-weight-asian="normal" style:font-weight-complex="normal"/>
    </style:style>
    <style:style style:name="P34" style:family="paragraph" style:parent-style-name="Standard">
      <style:text-properties fo:font-variant="normal" fo:text-transform="none" style:text-position="0% 100%" style:font-name="Equity Text A" fo:font-weight="normal" officeooo:rsid="0060cc05" officeooo:paragraph-rsid="0060cc05" style:font-size-asian="10.5pt" style:font-weight-asian="normal" style:font-weight-complex="normal"/>
    </style:style>
    <style:style style:name="P35" style:family="paragraph" style:parent-style-name="Standard">
      <style:text-properties fo:font-variant="normal" fo:text-transform="none" style:text-position="0% 100%" style:font-name="Equity Text A" fo:font-weight="normal" officeooo:rsid="006762bb" officeooo:paragraph-rsid="006762bb" style:font-size-asian="10.5pt" style:font-weight-asian="normal" style:font-weight-complex="normal"/>
    </style:style>
    <style:style style:name="P36" style:family="paragraph" style:parent-style-name="Standard">
      <style:text-properties fo:font-variant="normal" fo:text-transform="none" style:text-position="0% 100%" style:font-name="Equity Text A" fo:font-weight="normal" officeooo:rsid="006929db" officeooo:paragraph-rsid="006929db" style:font-size-asian="10.5pt" style:font-weight-asian="normal" style:font-weight-complex="normal"/>
    </style:style>
    <style:style style:name="P37" style:family="paragraph" style:parent-style-name="Standard">
      <style:text-properties fo:font-variant="normal" fo:text-transform="none" style:text-position="0% 100%" style:font-name="Equity Text A" style:text-underline-style="none" fo:font-weight="normal" officeooo:rsid="003307af" officeooo:paragraph-rsid="0042f06e" style:font-size-asian="10.5pt" style:font-weight-asian="normal" style:font-weight-complex="normal"/>
    </style:style>
    <style:style style:name="P38" style:family="paragraph" style:parent-style-name="Standard">
      <style:text-properties fo:font-variant="normal" fo:text-transform="none" style:text-position="0% 100%" style:font-name="Equity Text A" style:text-underline-style="none" fo:font-weight="normal" officeooo:rsid="003307af" officeooo:paragraph-rsid="00471d58" style:font-size-asian="10.5pt" style:font-weight-asian="normal" style:font-weight-complex="normal"/>
    </style:style>
    <style:style style:name="P39" style:family="paragraph" style:parent-style-name="Standard">
      <style:text-properties fo:font-variant="normal" fo:text-transform="none" style:text-position="0% 100%" style:font-name="Equity Text A" fo:font-weight="bold" officeooo:rsid="00429106" officeooo:paragraph-rsid="006414d6" style:font-size-asian="10.5pt" style:font-weight-asian="bold" style:font-weight-complex="bold"/>
    </style:style>
    <style:style style:name="P40" style:family="paragraph" style:parent-style-name="Standard">
      <style:text-properties fo:font-variant="normal" fo:text-transform="none" style:text-position="0% 100%" style:font-name="Equity Text A" fo:font-weight="bold" officeooo:rsid="006414d6" officeooo:paragraph-rsid="006414d6" style:font-size-asian="10.5pt" style:font-weight-asian="bold" style:font-weight-complex="bold"/>
    </style:style>
    <style:style style:name="P41" style:family="paragraph" style:parent-style-name="Standard">
      <style:text-properties fo:font-variant="normal" fo:text-transform="none" style:text-position="0% 100%" style:font-name="Equity Text A" fo:font-weight="bold" officeooo:rsid="00642bf5" officeooo:paragraph-rsid="00642bf5" style:font-size-asian="10.5pt" style:font-weight-asian="bold" style:font-weight-complex="bold"/>
    </style:style>
    <style:style style:name="P42" style:family="paragraph" style:parent-style-name="Standard">
      <style:text-properties fo:font-variant="normal" fo:text-transform="none" style:text-position="0% 100%" style:font-name="Equity Text A" fo:font-weight="bold" officeooo:rsid="004e796e" officeooo:paragraph-rsid="006d2597" style:font-size-asian="10.5pt" style:font-weight-asian="bold" style:font-weight-complex="bold"/>
    </style:style>
    <style:style style:name="P43" style:family="paragraph" style:parent-style-name="Standard">
      <style:text-properties fo:font-variant="normal" fo:text-transform="none" style:text-position="0% 100%" style:font-name="Equity Text A" fo:font-weight="bold" officeooo:rsid="006d2597" officeooo:paragraph-rsid="006d2597" style:font-size-asian="10.5pt" style:font-weight-asian="bold" style:font-weight-complex="bold"/>
    </style:style>
    <style:style style:name="P44" style:family="paragraph" style:parent-style-name="Standard">
      <style:text-properties fo:font-variant="normal" fo:text-transform="none" style:text-position="0% 100%" style:font-name="Inconsolata" fo:font-weight="normal" officeooo:rsid="003ff130" officeooo:paragraph-rsid="005fd5af" style:font-size-asian="10.5pt" style:font-weight-asian="normal" style:font-weight-complex="normal"/>
    </style:style>
    <style:style style:name="P45" style:family="paragraph" style:parent-style-name="Standard">
      <style:text-properties fo:font-variant="normal" fo:text-transform="none" style:text-position="0% 100%" style:font-name="Inconsolata" fo:font-weight="normal" officeooo:rsid="00176207" officeooo:paragraph-rsid="005fd5af" style:font-size-asian="10.5pt" style:font-weight-asian="normal" style:font-weight-complex="normal"/>
    </style:style>
    <style:style style:name="P46" style:family="paragraph" style:parent-style-name="Standard">
      <style:text-properties fo:font-variant="normal" fo:text-transform="none" style:text-position="0% 100%" style:font-name="Inconsolata" fo:font-weight="normal" officeooo:rsid="005fd5af" officeooo:paragraph-rsid="005fd5af" style:font-size-asian="10.5pt" style:font-weight-asian="normal" style:font-weight-complex="normal"/>
    </style:style>
    <style:style style:name="P47" style:family="paragraph" style:parent-style-name="Standard">
      <style:text-properties fo:font-variant="small-caps" style:text-position="0% 100%" style:font-name="Equity Text A" fo:font-weight="bold" officeooo:rsid="0042f06e" officeooo:paragraph-rsid="006e0621" style:font-size-asian="10.5pt" style:font-weight-asian="bold" style:font-weight-complex="bold"/>
    </style:style>
    <style:style style:name="P48" style:family="paragraph" style:parent-style-name="Standard" style:master-page-name="">
      <style:paragraph-properties style:page-number="auto" fo:keep-with-next="always"/>
      <style:text-properties fo:font-variant="small-caps" style:text-position="0% 100%" style:font-name="Equity Text A" fo:font-weight="bold" officeooo:rsid="00429106" officeooo:paragraph-rsid="004e641d" style:font-size-asian="10.5pt" style:font-weight-asian="bold" style:font-weight-complex="bold"/>
    </style:style>
    <style:style style:name="P49" style:family="paragraph" style:parent-style-name="Standard">
      <style:paragraph-properties fo:keep-with-next="always"/>
      <style:text-properties fo:font-variant="normal" fo:text-transform="none" style:text-position="0% 100%" style:font-name="Equity Text A" fo:font-weight="normal" officeooo:rsid="0040e4a0" officeooo:paragraph-rsid="0040e4a0" style:font-size-asian="10.5pt" style:font-weight-asian="normal" style:font-weight-complex="normal"/>
    </style:style>
    <style:style style:name="P50" style:family="paragraph" style:parent-style-name="Footnote">
      <style:text-properties officeooo:rsid="006d2597" officeooo:paragraph-rsid="006d2597"/>
    </style:style>
    <style:style style:name="T1" style:family="text">
      <style:text-properties style:font-name="Equity Text A"/>
    </style:style>
    <style:style style:name="T2" style:family="text">
      <style:text-properties style:font-name="Equity Text A" officeooo:rsid="005b6893"/>
    </style:style>
    <style:style style:name="T3" style:family="text">
      <style:text-properties style:font-name="Equity Text A" officeooo:rsid="005fd5af"/>
    </style:style>
    <style:style style:name="T4" style:family="text">
      <style:text-properties style:text-underline-style="none" fo:font-weight="normal" style:font-weight-asian="normal" style:font-weight-complex="normal"/>
    </style:style>
    <style:style style:name="T5" style:family="text">
      <style:text-properties style:text-underline-style="none" fo:font-weight="normal" officeooo:rsid="006b43ba" style:font-weight-asian="normal" style:font-weight-complex="normal"/>
    </style:style>
    <style:style style:name="T6" style:family="text">
      <style:text-properties style:text-underline-style="none" fo:font-weight="normal" officeooo:rsid="006d2597" style:font-weight-asian="normal" style:font-weight-complex="normal"/>
    </style:style>
    <style:style style:name="T7" style:family="text">
      <style:text-properties style:text-underline-style="none" fo:font-weight="normal" officeooo:rsid="006e0621" style:font-weight-asian="normal" style:font-weight-complex="normal"/>
    </style:style>
    <style:style style:name="T8" style:family="text">
      <style:text-properties fo:font-variant="small-caps" fo:font-weight="normal" style:font-weight-asian="normal" style:font-weight-complex="normal"/>
    </style:style>
    <style:style style:name="T9" style:family="text">
      <style:text-properties officeooo:rsid="003ff130"/>
    </style:style>
    <style:style style:name="T10" style:family="text">
      <style:text-properties fo:font-weight="normal" style:font-weight-asian="normal" style:font-weight-complex="normal"/>
    </style:style>
    <style:style style:name="T11" style:family="text">
      <style:text-properties fo:font-weight="normal" officeooo:rsid="0047d204" style:font-weight-asian="normal" style:font-weight-complex="normal"/>
    </style:style>
    <style:style style:name="T12" style:family="text">
      <style:text-properties fo:font-weight="normal" officeooo:rsid="00484880" style:font-weight-asian="normal" style:font-weight-complex="normal"/>
    </style:style>
    <style:style style:name="T13" style:family="text">
      <style:text-properties fo:font-weight="normal" officeooo:rsid="0049e621" style:font-weight-asian="normal" style:font-weight-complex="normal"/>
    </style:style>
    <style:style style:name="T14" style:family="text">
      <style:text-properties fo:font-weight="normal" officeooo:rsid="004abbf1" style:font-weight-asian="normal" style:font-weight-complex="normal"/>
    </style:style>
    <style:style style:name="T15" style:family="text">
      <style:text-properties fo:font-weight="normal" officeooo:rsid="004c9bcb" style:font-weight-asian="normal" style:font-weight-complex="normal"/>
    </style:style>
    <style:style style:name="T16" style:family="text">
      <style:text-properties fo:font-weight="normal" officeooo:rsid="004e641d" style:font-weight-asian="normal" style:font-weight-complex="normal"/>
    </style:style>
    <style:style style:name="T17" style:family="text">
      <style:text-properties fo:font-weight="normal" officeooo:rsid="00502a88" style:font-weight-asian="normal" style:font-weight-complex="normal"/>
    </style:style>
    <style:style style:name="T18" style:family="text">
      <style:text-properties fo:font-weight="normal" officeooo:rsid="005d719a" style:font-weight-asian="normal" style:font-weight-complex="normal"/>
    </style:style>
    <style:style style:name="T19" style:family="text">
      <style:text-properties fo:font-weight="normal" officeooo:rsid="005eec15" style:font-weight-asian="normal" style:font-weight-complex="normal"/>
    </style:style>
    <style:style style:name="T20" style:family="text">
      <style:text-properties fo:font-weight="normal" officeooo:rsid="0062afac" style:font-weight-asian="normal" style:font-weight-complex="normal"/>
    </style:style>
    <style:style style:name="T21" style:family="text">
      <style:text-properties fo:font-weight="normal" officeooo:rsid="006414d6" style:font-weight-asian="normal" style:font-weight-complex="normal"/>
    </style:style>
    <style:style style:name="T22" style:family="text">
      <style:text-properties fo:font-weight="normal" officeooo:rsid="00642bf5" style:font-weight-asian="normal" style:font-weight-complex="normal"/>
    </style:style>
    <style:style style:name="T23" style:family="text">
      <style:text-properties fo:font-weight="normal" officeooo:rsid="00661888" style:font-weight-asian="normal" style:font-weight-complex="normal"/>
    </style:style>
    <style:style style:name="T24" style:family="text">
      <style:text-properties style:font-name="Inconsolata" fo:font-weight="normal" style:font-weight-asian="normal" style:font-weight-complex="normal"/>
    </style:style>
    <style:style style:name="T25" style:family="text">
      <style:text-properties style:font-name="Inconsolata" fo:font-weight="normal" officeooo:rsid="004e641d" style:font-weight-asian="normal" style:font-weight-complex="normal"/>
    </style:style>
    <style:style style:name="T26" style:family="text">
      <style:text-properties style:font-name="Inconsolata" fo:font-weight="normal" officeooo:rsid="00502a88" style:font-weight-asian="normal" style:font-weight-complex="normal"/>
    </style:style>
    <style:style style:name="T27" style:family="text">
      <style:text-properties officeooo:rsid="00484880"/>
    </style:style>
    <style:style style:name="T28" style:family="text">
      <style:text-properties officeooo:rsid="0051ecc0"/>
    </style:style>
    <style:style style:name="T29" style:family="text">
      <style:text-properties officeooo:rsid="00560041"/>
    </style:style>
    <style:style style:name="T30" style:family="text">
      <style:text-properties officeooo:rsid="0059350a"/>
    </style:style>
    <style:style style:name="T31" style:family="text">
      <style:text-properties officeooo:rsid="005eec15"/>
    </style:style>
    <style:style style:name="T32" style:family="text">
      <style:text-properties officeooo:rsid="005fd5af"/>
    </style:style>
    <style:style style:name="T33" style:family="text">
      <style:text-properties style:font-name="Equity Text A"/>
    </style:style>
    <style:style style:name="T34" style:family="text">
      <style:text-properties style:font-name="Equity Text A" officeooo:rsid="005fd5af"/>
    </style:style>
    <style:style style:name="T35" style:family="text">
      <style:text-properties officeooo:rsid="0060cc05"/>
    </style:style>
    <style:style style:name="T36" style:family="text">
      <style:text-properties officeooo:rsid="0062afac"/>
    </style:style>
    <style:style style:name="T37" style:family="text">
      <style:text-properties officeooo:rsid="00661888"/>
    </style:style>
    <style:style style:name="T38" style:family="text">
      <style:text-properties officeooo:rsid="006929db"/>
    </style:style>
    <style:style style:name="T39" style:family="text">
      <style:text-properties officeooo:rsid="006afa2b"/>
    </style:style>
    <style:style style:name="T40" style:family="text">
      <style:text-properties officeooo:rsid="006b43ba"/>
    </style:style>
    <style:style style:name="T41" style:family="text">
      <style:text-properties style:text-underline-style="solid" style:text-underline-width="auto" style:text-underline-color="font-color" fo:font-weight="normal" style:font-weight-asian="normal" style:font-weight-complex="normal"/>
    </style:style>
    <style:style style:name="T42" style:family="text">
      <style:text-properties style:text-underline-style="solid" style:text-underline-width="auto" style:text-underline-color="font-color" fo:font-weight="normal" officeooo:rsid="006b43ba" style:font-weight-asian="normal" style:font-weight-complex="normal"/>
    </style:style>
    <style:style style:name="T43" style:family="text">
      <style:text-properties style:text-underline-style="solid" style:text-underline-width="auto" style:text-underline-color="font-color" fo:font-weight="normal" officeooo:rsid="006e0621" style:font-weight-asian="normal" style:font-weight-complex="normal"/>
    </style:style>
    <style:style style:name="T44" style:family="text">
      <style:text-properties officeooo:rsid="006e0621"/>
    </style:style>
    <style:style style:name="fr1" style:family="graphic" style:parent-style-name="OLE">
      <style:graphic-properties style:run-through="foreground" style:wrap="none" style:vertical-pos="from-top" style:vertical-rel="page" style:horizontal-pos="from-left" style:horizontal-rel="page"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Object2" text:anchor-type="page" text:anchor-page-number="5" svg:x="0.7972in" svg:y="0.778in" svg:width="7.0016in" svg:height="8.5272in" draw:z-index="0">
        <draw:object xlink:href="./Object 2" xlink:type="simple" xlink:show="embed" xlink:actuate="onLoad"/>
        <draw:image xlink:href="./ObjectReplacements/Object 2" xlink:type="simple" xlink:show="embed" xlink:actuate="onLoad"/>
      </draw:frame>
      <text:p text:style-name="P1">Jon Powers Lab <text:span text:style-name="T32">3</text:span>—Analysis Document </text:p>
      <text:p text:style-name="P1"/>
      <text:p text:style-name="P5">Usage</text:p>
      <text:p text:style-name="P2"/>
      <text:p text:style-name="P10">Lab<text:span text:style-name="T32">3Main</text:span> <text:span text:style-name="T9">mode encoding_file input_file </text:span>output<text:span text:style-name="T32">_f</text:span>ile <text:span text:style-name="T32">[rich_text]</text:span></text:p>
      <text:p text:style-name="P10"/>
      <text:p text:style-name="P44">m<text:span text:style-name="T32">ode</text:span>:<text:tab/><text:tab/><text:tab/><text:span text:style-name="T3">Either “encode” or “decode”, indicating whether the input file should be treated</text:span></text:p>
      <text:p text:style-name="P44"><text:span text:style-name="T3"><text:tab/><text:tab/><text:tab/>as a clear text file that needs to be encoded or as a Huffman encoded file that needs</text:span></text:p>
      <text:p text:style-name="P44"><text:span text:style-name="T3"><text:tab/><text:tab/><text:tab/>to be decoded.</text:span></text:p>
      <text:p text:style-name="P45"><text:span text:style-name="T32">encoding_file</text:span>:<text:tab/><text:span text:style-name="T1">The </text:span><text:span text:style-name="T3">file containing the frequency table to be used to generate the Huffman </text:span></text:p>
      <text:p text:style-name="P45"><text:span text:style-name="T3"><text:tab/><text:tab/><text:tab/>encoding.</text:span><text:span text:style-name="T1"> </text:span><text:span text:style-name="T3">The format of this file must be one entry per line, with a single character</text:span></text:p>
      <text:p text:style-name="P45"><text:span text:style-name="T3"><text:tab/><text:tab/><text:tab/>followed by whitespace and any non-digit characters. followed by the character’s</text:span></text:p>
      <text:p text:style-name="P45"><text:span text:style-name="T3"><text:tab/><text:tab/><text:tab/>frequency value as an integer.</text:span></text:p>
      <text:p text:style-name="P46">input_file:<text:tab/><text:tab/><text:span text:style-name="T1">The file containing the data to be encoded or decoded. Multiple items can be</text:span></text:p>
      <text:p text:style-name="P46"><text:span text:style-name="T1"><text:tab/><text:tab/><text:tab/>included in the file, one per line. Comments and configuration settings can be</text:span></text:p>
      <text:p text:style-name="P46"><text:span text:style-name="T1"><text:tab/><text:tab/><text:tab/>included in this file for each item, as described below.</text:span></text:p>
      <text:p text:style-name="P10">output<text:span text:style-name="T32">_f</text:span>ile:<text:tab/><text:span text:style-name="T1">The file that output will be written to. Any existing file with the same name will <text:tab/><text:tab/><text:tab/><text:tab/>be overwritten.</text:span></text:p>
      <text:p text:style-name="P45"><text:span text:style-name="T32">rich_text</text:span>:<text:span text:style-name="T1"><text:tab/><text:tab/>Optional. If “</text:span><text:span text:style-name="T3">enable</text:span><text:span text:style-name="T1">” (without quotes) is provided as a </text:span><text:span text:style-name="T3">fifth </text:span><text:span text:style-name="T1">argument to <text:s/>the <text:tab/><text:tab/><text:tab/><text:tab/>program, </text:span><text:span text:style-name="T3">the program will encode and decode text in a manner that preserves</text:span></text:p>
      <text:p text:style-name="P45"><text:span text:style-name="T3"><text:tab/><text:tab/><text:tab/>capitalization, spaces, and some basic punctuation. This feature is described </text:span></text:p>
      <text:p text:style-name="P45"><text:span text:style-name="T3"><text:tab/><text:tab/><text:tab/>in more detail below</text:span><text:span text:style-name="T2">.</text:span></text:p>
      <text:p text:style-name="P9"/>
      <text:p text:style-name="P4">General Overview</text:p>
      <text:p text:style-name="P3"/>
      <text:p text:style-name="P26">This program <text:span text:style-name="T35">proceeds in three main steps. First, the frequency table is read in and used to generate a Huffman Tree. Next, Huffman codes are generated for each character in the encoding space by traversing up the Huffman tree starting at that character’s leaf node and recording the route to the tree root; a binary tree is also constructed to aid in looking up the codes for individual characters. Last, the program calls either encoding or decoding routines to process data from the input file. </text:span></text:p>
      <text:p text:style-name="P26"/>
      <text:p text:style-name="P34">By default, all white space and punctuation is ignored, but a rich-text enhancement has been implemented to preserve spaces and basic punctuation, which increases the readability of decoded text. The rich-text and non–rich-text encodings are not interchangeable. <text:s/></text:p>
      <text:p text:style-name="P26"/>
      <text:p text:style-name="P6"><text:span text:style-name="T36">Building the Huffman Tree</text:span></text:p>
      <text:p text:style-name="P27"/>
      <text:p text:style-name="P39"><text:span text:style-name="T20">Upon startup, the program reads in the frequency table file, and each character and its frequency is used to insta</text:span><text:span text:style-name="T21">ntiate a HuffmanNode object, which is then placed into a PriorityQueue. The PriorityQueue is implemented as a min-heap, which uses the isLessThan() method of the HuffmanNodes to compare the HuffmanNodes against each other. This isLessThan() method implements the prioritization rules provided to us in the program specifications. The PriorityQueue implements push() and pop() methods to add and remove items from the underlying heap, and each time there is a change to the heap it is reordered to restore its correct internal ordering.</text:span></text:p>
      <text:p text:style-name="P39"><text:span text:style-name="T21"/></text:p>
      <text:p text:style-name="P40"><text:span text:style-name="T10">Once initialized with the character information from the frequency table, the PriorityQueue is then passed to a HuffmanTree instance, which does all of the heavy lifting in this program. The first action </text:span><text:soft-page-break/><text:span text:style-name="T10">item is to construct </text:span><text:span text:style-name="T22">the HuffmanTree that is used to generate our encoding. We do this by repeatedly taking the two lowest-priority items off the PriorityQueue, using them to construct an internal parent node, and then pushing the parent node back onto the PriorityQueue. Together, the HuffmanNodes form a binary tree implemented as a linked list. We maintain pointers to the leaf nodes and the final tree root for future use.</text:span></text:p>
      <text:p text:style-name="P40"><text:span text:style-name="T22"/></text:p>
      <text:p text:style-name="P41"><text:span text:style-name="T10">For each leaf node (which represents an individual character from the frequency table), its Huffman code is generated by starting at the leaf node and traversing up the HuffmanTree until reaching the tree root. At each juncture, we note whether we are coming from a left node or a right node, which is used to add a “0” or “1” to the beginning of the code. These codes are used to initialize HuffmanCode objects for each character, and those HuffmanCode objects are used to create a binary search tree implemented in an array for encoding purposes.</text:span></text:p>
      <text:p text:style-name="P41"><text:span text:style-name="T10"/></text:p>
      <text:p text:style-name="P41"><text:span text:style-name="T10">At the end of this start-up process, the HuffmanTree has constructed a Huffman tree and maintains a pointer to the root, which can then be used for decoding purposes. It also has constructed a binary search tree containing the clear-text characters </text:span><text:span text:style-name="T23">and their associated Huffman codes. The search tree is organized by clear-text character and is intended for use during encoding. Together, the Huffman tree and the binary search tree provide the basis for our encoding/decoding functionality.</text:span></text:p>
      <text:p text:style-name="P41"><text:span text:style-name="T23"/></text:p>
      <text:p text:style-name="P8"><text:span text:style-name="T37">Encoding</text:span> <text:span text:style-name="T37">and Decoding</text:span></text:p>
      <text:p text:style-name="P27"/>
      <text:p text:style-name="P35">The program operates in either encoding mode or decoding mode depending on what is specified by the user at the command line. When set up to encode, the input file is read and the clear-text message is placed onto a stack one character at a time. The resulting StringStack is then passed to the HuffmanTree.encodeString() method, which <text:span text:style-name="T38">uses the binary search tree constructed previously to look up the Huffman code associated with each character.</text:span></text:p>
      <text:p text:style-name="P35"/>
      <text:p text:style-name="P36">If the rich-text enhancement is enabled, then two bits are added to the end of each character’s Huffman code. The first bit indicates whether the character is a capital letter—1 indicating that it is capitalized and 0 indicating lower case—and the second bit indicates whether there is a space after the character. The basic punctuation is injected into the PriorityQueue used to build the HuffmanTree, so punctuation characters will have their own unique Huffman code.</text:p>
      <text:p text:style-name="P36"/>
      <text:p text:style-name="P36">When operating in decoding mode, the program reads the input file into <text:span text:style-name="T39">StringStacks just like when encoding. A StringStack is then passed to HuffmanTree.decode(), which uses the Huffman tree we constructed earlier to decode the string of 1s and 0s. The process is as follows: We set the starting point as the root of the Huffman tree, and then we continue to pop off characters from the StringStack, going to the left-child node if the character is a 0 and going to the right-child node if it’s a 1. If we land on a leaf node, we get the character associated with that leaf node, add it to our output string, and the reset our position to the tree root. We continue this process until the StringStack is empty, and then return the output string. If the StringStack becomes empty before we reach a leaf node, then something’s gone horribly wrong and either the encoded string is malformed or we have the wrong Huffman tree for decoding the message.</text:span></text:p>
      <text:p text:style-name="P36"/>
      <text:p text:style-name="P48"><text:soft-page-break/><text:span text:style-name="T40">File Format and Input; Configuration Options</text:span></text:p>
      <text:p text:style-name="P49"/>
      <text:p text:style-name="P42"><text:span text:style-name="T42">Frequency Table</text:span><text:span text:style-name="T5">. The frequency table must be formatted with one entry per line. The first character is the </text:span><text:span text:style-name="T6">clear-text </text:span><text:span text:style-name="T5">character associated with the entry, such as “A” or “B.” </text:span><text:span text:style-name="T6">After the clear text character, the integer frequency value should be included; other characters may or may not be included between the clear-text character and its associated frequency.</text:span><text:span text:style-name="T6"><text:note text:id="ftn0" text:note-class="footnote"><text:note-citation>1</text:note-citation><text:note-body><text:p text:style-name="P50">Technically, the frequency value can come before the clear-text character (e.g., “19 – A”) or could even be mixed together with the clear-text character (e.g., “1A9” or “1-A9/”). A more strict format could be required, but this approach is sufficient for our purposes.</text:p></text:note-body></text:note></text:span><text:span text:style-name="T6"> Any characters other than letters and digits will be ignored. </text:span></text:p>
      <text:p text:style-name="P42"><text:span text:style-name="T6"/></text:p>
      <text:p text:style-name="P43"><text:span text:style-name="T41">Input File;</text:span><text:span text:style-name="T43"> Configuration Options</text:span><text:span text:style-name="T4">. The input file </text:span><text:span text:style-name="T7">must contain one input string per line, and blank lines are ignored. In addition, comments and configuration options may be included on lines preceding the input. Lines starting with # are interpreted as comments, and lines beginning with &gt; are treated as containing configuration information. The mode may be specified by the configuration keywords “encode” or “decode,” and rich-text may be enabled or disabled by “rich-text-on” or “rich-text-off”, respectively. These configuration setting only apply to the input line they precede and override and configurations specified by the user on the command line.</text:span></text:p>
      <text:p text:style-name="P42"><text:span text:style-name="T6"/></text:p>
      <text:p text:style-name="P47">Data Structures Used</text:p>
      <text:p text:style-name="P47"/>
      <text:p text:style-name="P47"><text:span text:style-name="T44">Time Complexity; Compression</text:span></text:p>
      <text:p text:style-name="P27"/>
      <text:p text:style-name="P38"><text:span text:style-name="T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Inconsolata" svg:font-family="Inconsolata" style:font-pitch="fixed"/>
    <style:font-face style:name="Equity Text A" svg:font-family="'Equity Text A'"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402in" fo:margin-bottom="0.7402in" fo:margin-left="0.7402in" fo:margin-right="0.7402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02T17:29:25.934541544</meta:creation-date>
    <dc:date>2019-04-20T18:26:03.309727873</dc:date>
    <meta:editing-duration>PT3H39M</meta:editing-duration>
    <meta:editing-cycles>31</meta:editing-cycles>
    <meta:generator>LibreOffice/6.0.7.3$Linux_X86_64 LibreOffice_project/00m0$Build-3</meta:generator>
    <meta:document-statistic meta:table-count="0" meta:image-count="0" meta:object-count="1" meta:page-count="5" meta:paragraph-count="35" meta:word-count="1240" meta:character-count="7656" meta:non-whitespace-character-count="6407"/>
  </office:meta>
</office:document-meta>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91.05pt"/>
    </style:style>
    <style:style style:name="co2" style:family="table-column">
      <style:table-column-properties fo:break-before="auto" style:column-width="84.9pt"/>
    </style:style>
    <style:style style:name="co3"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25" style:family="table-cell" style:parent-style-name="Default">
      <style:table-cell-properties fo:border="none"/>
    </style:style>
    <style:style style:name="ce26" style:family="table-cell" style:parent-style-name="Default">
      <style:table-cell-properties fo:border-bottom="0.74pt solid #000000" fo:border-left="0.74pt solid #000000" fo:border-right="none" fo:border-top="0.74pt solid #000000"/>
    </style:style>
    <style:style style:name="ce27" style:family="table-cell" style:parent-style-name="Default">
      <style:table-cell-properties fo:border-bottom="none" fo:border-left="0.74pt solid #000000" fo:border-right="0.74pt solid #000000" fo:border-top="none"/>
    </style:style>
    <style:style style:name="ce28" style:family="table-cell" style:parent-style-name="Default">
      <style:table-cell-properties fo:border-bottom="0.74pt solid #000000" fo:border-left="0.74pt solid #000000" fo:border-right="0.74pt solid #000000" fo:border-top="none"/>
    </style:style>
    <style:style style:name="ce29" style:family="table-cell" style:parent-style-name="Default">
      <style:table-cell-properties fo:border-bottom="none" fo:border-left="none" fo:border-right="0.74pt solid #000000" fo:border-top="none"/>
    </style:style>
    <style:style style:name="ce30" style:family="table-cell" style:parent-style-name="Default">
      <style:table-cell-properties fo:border-bottom="0.74pt solid #000000" fo:border-left="none" fo:border-right="none" fo:border-top="0.74pt solid #000000"/>
    </style:style>
    <style:style style:name="ce31" style:family="table-cell" style:parent-style-name="Default">
      <style:table-cell-properties fo:border-bottom="0.74pt solid #000000" fo:border-left="none" fo:border-right="0.74pt solid #000000" fo:border-top="none"/>
    </style:style>
    <style:style style:name="ce32" style:family="table-cell" style:parent-style-name="Default">
      <style:table-cell-properties fo:border-bottom="none" fo:border-left="0.74pt solid #000000" fo:border-right="0.74pt solid #000000" fo:border-top="0.74pt solid #000000"/>
    </style:style>
    <style:style style:name="ce33" style:family="table-cell" style:parent-style-name="Default">
      <style:table-cell-properties fo:border="0.74pt solid #000000"/>
    </style:style>
    <style:style style:name="ce34" style:family="table-cell" style:parent-style-name="Default">
      <style:table-cell-properties fo:border-bottom="0.74pt solid #000000" fo:border-left="none" fo:border-right="none" fo:border-top="none"/>
    </style:style>
    <style:style style:name="ce35" style:family="table-cell" style:parent-style-name="Default">
      <style:table-cell-properties fo:border-bottom="none" fo:border-left="none" fo:border-right="none" fo:border-top="0.74pt solid #000000"/>
    </style:style>
    <style:style style:name="ce36" style:family="table-cell" style:parent-style-name="Default">
      <style:table-cell-properties fo:border-bottom="none" fo:border-left="none" fo:border-right="0.74pt solid #000000" fo:border-top="0.74pt solid #000000"/>
    </style:style>
    <style:style style:name="ce13" style:family="table-cell" style:parent-style-name="Default">
      <style:table-cell-properties fo:border="none"/>
    </style:style>
    <style:style style:name="ce14" style:family="table-cell" style:parent-style-name="Default">
      <style:table-cell-properties fo:border-bottom="0.74pt solid #000000" fo:border-left="0.74pt solid #000000" fo:border-right="none" fo:border-top="0.74pt solid #000000"/>
    </style:style>
    <style:style style:name="ce15" style:family="table-cell" style:parent-style-name="Default">
      <style:table-cell-properties fo:border-bottom="none" fo:border-left="0.74pt solid #000000" fo:border-right="0.74pt solid #000000" fo:border-top="none"/>
    </style:style>
    <style:style style:name="ce16" style:family="table-cell" style:parent-style-name="Default">
      <style:table-cell-properties fo:border-bottom="0.74pt solid #000000" fo:border-left="0.74pt solid #000000" fo:border-right="0.74pt solid #000000" fo:border-top="none"/>
    </style:style>
    <style:style style:name="ce17" style:family="table-cell" style:parent-style-name="Default">
      <style:table-cell-properties fo:border-bottom="none" fo:border-left="none" fo:border-right="0.74pt solid #000000" fo:border-top="none"/>
    </style:style>
    <style:style style:name="ce18" style:family="table-cell" style:parent-style-name="Default">
      <style:table-cell-properties fo:border-bottom="0.74pt solid #000000" fo:border-left="none" fo:border-right="none" fo:border-top="0.74pt solid #000000"/>
    </style:style>
    <style:style style:name="ce19" style:family="table-cell" style:parent-style-name="Default">
      <style:table-cell-properties fo:border-bottom="0.74pt solid #000000" fo:border-left="none" fo:border-right="0.74pt solid #000000" fo:border-top="none"/>
    </style:style>
    <style:style style:name="ce20" style:family="table-cell" style:parent-style-name="Default">
      <style:table-cell-properties fo:border-bottom="none" fo:border-left="0.74pt solid #000000" fo:border-right="0.74pt solid #000000" fo:border-top="0.74pt solid #000000"/>
    </style:style>
    <style:style style:name="ce21" style:family="table-cell" style:parent-style-name="Default">
      <style:table-cell-properties fo:border="0.74pt solid #000000"/>
    </style:style>
    <style:style style:name="ce22" style:family="table-cell" style:parent-style-name="Default">
      <style:table-cell-properties fo:border-bottom="0.74pt solid #000000" fo:border-left="none" fo:border-right="none" fo:border-top="none"/>
    </style:style>
    <style:style style:name="ce23" style:family="table-cell" style:parent-style-name="Default">
      <style:table-cell-properties fo:border-bottom="none" fo:border-left="none" fo:border-right="none" fo:border-top="0.74pt solid #000000"/>
    </style:style>
    <style:style style:name="ce24" style:family="table-cell" style:parent-style-name="Default">
      <style:table-cell-properties fo:border-bottom="none" fo:border-left="none" fo:border-right="0.74pt solid #000000" fo:border-top="0.74pt solid #000000"/>
    </style:style>
  </office:automatic-styles>
  <office:body>
    <office:spreadsheet>
      <table:calculation-settings table:automatic-find-labels="false" table:use-regular-expressions="false" table:use-wildcards="true"/>
      <table:table table:name="Sheet1" table:style-name="ta1">
        <table:table-column table:style-name="co1" table:default-cell-style-name="ce15"/>
        <table:table-column table:style-name="co2" table:default-cell-style-name="ce17"/>
        <table:table-column table:style-name="co2" table:default-cell-style-name="Default"/>
        <table:table-column table:style-name="co3" table:default-cell-style-name="ce15"/>
        <table:table-column table:style-name="co3" table:default-cell-style-name="ce17"/>
        <table:table-row table:style-name="ro1">
          <table:table-cell table:style-name="ce13"/>
          <table:table-cell/>
          <table:table-cell table:style-name="ce20" office:value-type="string" calcext:value-type="string" table:number-columns-spanned="3" table:number-rows-spanned="1">
            <text:p>Seconds to solve</text:p>
          </table:table-cell>
          <table:covered-table-cell table:style-name="ce23"/>
          <table:covered-table-cell table:style-name="ce24"/>
        </table:table-row>
        <table:table-row table:style-name="ro1">
          <table:table-cell table:style-name="ce14" office:value-type="string" calcext:value-type="string">
            <text:p>Number of discs</text:p>
          </table:table-cell>
          <table:table-cell table:style-name="ce18" office:value-type="string" calcext:value-type="string">
            <text:p>Number of Moves</text:p>
          </table:table-cell>
          <table:table-cell table:style-name="ce21" office:value-type="string" calcext:value-type="string">
            <text:p>Iterative</text:p>
          </table:table-cell>
          <table:table-cell table:style-name="ce21" office:value-type="string" calcext:value-type="string">
            <text:p>Recursive</text:p>
          </table:table-cell>
          <table:table-cell table:style-name="ce21" office:value-type="string" calcext:value-type="string">
            <text:p>Memoized</text:p>
          </table:table-cell>
        </table:table-row>
        <table:table-row table:style-name="ro1">
          <table:table-cell office:value-type="float" office:value="1" calcext:value-type="float">
            <text:p>1</text:p>
          </table:table-cell>
          <table:table-cell table:formula="of:=(2^[.A3])-1" office:value-type="float" office:value="1" calcext:value-type="float">
            <text:p>1</text:p>
          </table:table-cell>
          <table:table-cell office:value-type="float" office:value="0.0556523" calcext:value-type="float">
            <text:p>0.0556523</text:p>
          </table:table-cell>
          <table:table-cell office:value-type="float" office:value="0.046621572" calcext:value-type="float">
            <text:p>0.046621572</text:p>
          </table:table-cell>
          <table:table-cell office:value-type="float" office:value="1.200325869" calcext:value-type="float">
            <text:p>1.200325869</text:p>
          </table:table-cell>
        </table:table-row>
        <table:table-row table:style-name="ro1">
          <table:table-cell table:formula="of:=[.A3]+1" office:value-type="float" office:value="2" calcext:value-type="float">
            <text:p>2</text:p>
          </table:table-cell>
          <table:table-cell table:formula="of:=(2^[.A4])-1" office:value-type="float" office:value="3" calcext:value-type="float">
            <text:p>3</text:p>
          </table:table-cell>
          <table:table-cell office:value-type="float" office:value="0.05526401" calcext:value-type="float">
            <text:p>0.05526401</text:p>
          </table:table-cell>
          <table:table-cell office:value-type="float" office:value="0.044929553" calcext:value-type="float">
            <text:p>0.044929553</text:p>
          </table:table-cell>
          <table:table-cell office:value-type="float" office:value="1.209602501" calcext:value-type="float">
            <text:p>1.209602501</text:p>
          </table:table-cell>
        </table:table-row>
        <table:table-row table:style-name="ro1">
          <table:table-cell table:formula="of:=[.A4]+1" office:value-type="float" office:value="3" calcext:value-type="float">
            <text:p>3</text:p>
          </table:table-cell>
          <table:table-cell table:formula="of:=(2^[.A5])-1" office:value-type="float" office:value="7" calcext:value-type="float">
            <text:p>7</text:p>
          </table:table-cell>
          <table:table-cell office:value-type="float" office:value="0.060715213" calcext:value-type="float">
            <text:p>0.060715213</text:p>
          </table:table-cell>
          <table:table-cell office:value-type="float" office:value="0.047418086" calcext:value-type="float">
            <text:p>0.047418086</text:p>
          </table:table-cell>
          <table:table-cell office:value-type="float" office:value="1.232553028" calcext:value-type="float">
            <text:p>1.232553028</text:p>
          </table:table-cell>
        </table:table-row>
        <table:table-row table:style-name="ro1">
          <table:table-cell table:formula="of:=[.A5]+1" office:value-type="float" office:value="4" calcext:value-type="float">
            <text:p>4</text:p>
          </table:table-cell>
          <table:table-cell table:formula="of:=(2^[.A6])-1" office:value-type="float" office:value="15" calcext:value-type="float">
            <text:p>15</text:p>
          </table:table-cell>
          <table:table-cell office:value-type="float" office:value="0.054514984" calcext:value-type="float">
            <text:p>0.054514984</text:p>
          </table:table-cell>
          <table:table-cell office:value-type="float" office:value="0.045860932" calcext:value-type="float">
            <text:p>0.045860932</text:p>
          </table:table-cell>
          <table:table-cell office:value-type="float" office:value="1.250193993" calcext:value-type="float">
            <text:p>1.250193993</text:p>
          </table:table-cell>
        </table:table-row>
        <table:table-row table:style-name="ro1">
          <table:table-cell table:formula="of:=[.A6]+1" office:value-type="float" office:value="5" calcext:value-type="float">
            <text:p>5</text:p>
          </table:table-cell>
          <table:table-cell table:formula="of:=(2^[.A7])-1" office:value-type="float" office:value="31" calcext:value-type="float">
            <text:p>31</text:p>
          </table:table-cell>
          <table:table-cell office:value-type="float" office:value="0.048104387" calcext:value-type="float">
            <text:p>0.048104387</text:p>
          </table:table-cell>
          <table:table-cell office:value-type="float" office:value="0.045270398" calcext:value-type="float">
            <text:p>0.045270398</text:p>
          </table:table-cell>
          <table:table-cell office:value-type="float" office:value="1.258776594" calcext:value-type="float">
            <text:p>1.258776594</text:p>
          </table:table-cell>
        </table:table-row>
        <table:table-row table:style-name="ro1">
          <table:table-cell table:formula="of:=[.A7]+1" office:value-type="float" office:value="6" calcext:value-type="float">
            <text:p>6</text:p>
          </table:table-cell>
          <table:table-cell table:formula="of:=(2^[.A8])-1" office:value-type="float" office:value="63" calcext:value-type="float">
            <text:p>63</text:p>
          </table:table-cell>
          <table:table-cell office:value-type="float" office:value="0.050047814" calcext:value-type="float">
            <text:p>0.050047814</text:p>
          </table:table-cell>
          <table:table-cell office:value-type="float" office:value="0.045772472" calcext:value-type="float">
            <text:p>0.045772472</text:p>
          </table:table-cell>
          <table:table-cell office:value-type="float" office:value="1.234792577" calcext:value-type="float">
            <text:p>1.234792577</text:p>
          </table:table-cell>
        </table:table-row>
        <table:table-row table:style-name="ro1">
          <table:table-cell table:formula="of:=[.A8]+1" office:value-type="float" office:value="7" calcext:value-type="float">
            <text:p>7</text:p>
          </table:table-cell>
          <table:table-cell table:formula="of:=(2^[.A9])-1" office:value-type="float" office:value="127" calcext:value-type="float">
            <text:p>127</text:p>
          </table:table-cell>
          <table:table-cell office:value-type="float" office:value="0.057650297" calcext:value-type="float">
            <text:p>0.057650297</text:p>
          </table:table-cell>
          <table:table-cell office:value-type="float" office:value="0.051001677" calcext:value-type="float">
            <text:p>0.051001677</text:p>
          </table:table-cell>
          <table:table-cell office:value-type="float" office:value="1.233149315" calcext:value-type="float">
            <text:p>1.233149315</text:p>
          </table:table-cell>
        </table:table-row>
        <table:table-row table:style-name="ro1">
          <table:table-cell table:formula="of:=[.A9]+1" office:value-type="float" office:value="8" calcext:value-type="float">
            <text:p>8</text:p>
          </table:table-cell>
          <table:table-cell table:formula="of:=(2^[.A10])-1" office:value-type="float" office:value="255" calcext:value-type="float">
            <text:p>255</text:p>
          </table:table-cell>
          <table:table-cell office:value-type="float" office:value="0.06153714" calcext:value-type="float">
            <text:p>0.06153714</text:p>
          </table:table-cell>
          <table:table-cell office:value-type="float" office:value="0.05000458" calcext:value-type="float">
            <text:p>0.05000458</text:p>
          </table:table-cell>
          <table:table-cell office:value-type="float" office:value="1.248007636" calcext:value-type="float">
            <text:p>1.248007636</text:p>
          </table:table-cell>
        </table:table-row>
        <table:table-row table:style-name="ro1">
          <table:table-cell table:formula="of:=[.A10]+1" office:value-type="float" office:value="9" calcext:value-type="float">
            <text:p>9</text:p>
          </table:table-cell>
          <table:table-cell table:formula="of:=(2^[.A11])-1" office:value-type="float" office:value="511" calcext:value-type="float">
            <text:p>511</text:p>
          </table:table-cell>
          <table:table-cell office:value-type="float" office:value="0.056163493" calcext:value-type="float">
            <text:p>0.056163493</text:p>
          </table:table-cell>
          <table:table-cell office:value-type="float" office:value="0.053631293" calcext:value-type="float">
            <text:p>0.053631293</text:p>
          </table:table-cell>
          <table:table-cell office:value-type="float" office:value="1.23164023" calcext:value-type="float">
            <text:p>1.23164023</text:p>
          </table:table-cell>
        </table:table-row>
        <table:table-row table:style-name="ro1">
          <table:table-cell table:formula="of:=[.A11]+1" office:value-type="float" office:value="10" calcext:value-type="float">
            <text:p>10</text:p>
          </table:table-cell>
          <table:table-cell table:formula="of:=(2^[.A12])-1" office:value-type="float" office:value="1023" calcext:value-type="float">
            <text:p>1023</text:p>
          </table:table-cell>
          <table:table-cell office:value-type="float" office:value="0.058934887" calcext:value-type="float">
            <text:p>0.058934887</text:p>
          </table:table-cell>
          <table:table-cell office:value-type="float" office:value="0.055870506" calcext:value-type="float">
            <text:p>0.055870506</text:p>
          </table:table-cell>
          <table:table-cell office:value-type="float" office:value="1.218505272" calcext:value-type="float">
            <text:p>1.218505272</text:p>
          </table:table-cell>
        </table:table-row>
        <table:table-row table:style-name="ro1">
          <table:table-cell table:formula="of:=[.A12]+1" office:value-type="float" office:value="11" calcext:value-type="float">
            <text:p>11</text:p>
          </table:table-cell>
          <table:table-cell table:formula="of:=(2^[.A13])-1" office:value-type="float" office:value="2047" calcext:value-type="float">
            <text:p>2047</text:p>
          </table:table-cell>
          <table:table-cell office:value-type="float" office:value="0.059310206" calcext:value-type="float">
            <text:p>0.059310206</text:p>
          </table:table-cell>
          <table:table-cell office:value-type="float" office:value="0.056645755" calcext:value-type="float">
            <text:p>0.056645755</text:p>
          </table:table-cell>
          <table:table-cell office:value-type="float" office:value="1.204544657" calcext:value-type="float">
            <text:p>1.204544657</text:p>
          </table:table-cell>
        </table:table-row>
        <table:table-row table:style-name="ro1">
          <table:table-cell table:formula="of:=[.A13]+1" office:value-type="float" office:value="12" calcext:value-type="float">
            <text:p>12</text:p>
          </table:table-cell>
          <table:table-cell table:formula="of:=(2^[.A14])-1" office:value-type="float" office:value="4095" calcext:value-type="float">
            <text:p>4095</text:p>
          </table:table-cell>
          <table:table-cell office:value-type="float" office:value="0.069212518" calcext:value-type="float">
            <text:p>0.069212518</text:p>
          </table:table-cell>
          <table:table-cell office:value-type="float" office:value="0.066529702" calcext:value-type="float">
            <text:p>0.066529702</text:p>
          </table:table-cell>
          <table:table-cell office:value-type="float" office:value="1.235766526" calcext:value-type="float">
            <text:p>1.235766526</text:p>
          </table:table-cell>
        </table:table-row>
        <table:table-row table:style-name="ro1">
          <table:table-cell table:formula="of:=[.A14]+1" office:value-type="float" office:value="13" calcext:value-type="float">
            <text:p>13</text:p>
          </table:table-cell>
          <table:table-cell table:formula="of:=(2^[.A15])-1" office:value-type="float" office:value="8191" calcext:value-type="float">
            <text:p>8191</text:p>
          </table:table-cell>
          <table:table-cell office:value-type="float" office:value="0.071831077" calcext:value-type="float">
            <text:p>0.071831077</text:p>
          </table:table-cell>
          <table:table-cell office:value-type="float" office:value="0.07308796" calcext:value-type="float">
            <text:p>0.07308796</text:p>
          </table:table-cell>
          <table:table-cell office:value-type="float" office:value="1.261894011" calcext:value-type="float">
            <text:p>1.261894011</text:p>
          </table:table-cell>
        </table:table-row>
        <table:table-row table:style-name="ro1">
          <table:table-cell table:formula="of:=[.A15]+1" office:value-type="float" office:value="14" calcext:value-type="float">
            <text:p>14</text:p>
          </table:table-cell>
          <table:table-cell table:formula="of:=(2^[.A16])-1" office:value-type="float" office:value="16383" calcext:value-type="float">
            <text:p>16383</text:p>
          </table:table-cell>
          <table:table-cell office:value-type="float" office:value="0.072224003" calcext:value-type="float">
            <text:p>0.072224003</text:p>
          </table:table-cell>
          <table:table-cell office:value-type="float" office:value="0.075168948" calcext:value-type="float">
            <text:p>0.075168948</text:p>
          </table:table-cell>
          <table:table-cell office:value-type="float" office:value="1.290203742" calcext:value-type="float">
            <text:p>1.290203742</text:p>
          </table:table-cell>
        </table:table-row>
        <table:table-row table:style-name="ro1">
          <table:table-cell table:formula="of:=[.A16]+1" office:value-type="float" office:value="15" calcext:value-type="float">
            <text:p>15</text:p>
          </table:table-cell>
          <table:table-cell table:formula="of:=(2^[.A17])-1" office:value-type="float" office:value="32767" calcext:value-type="float">
            <text:p>32767</text:p>
          </table:table-cell>
          <table:table-cell office:value-type="float" office:value="0.111200757" calcext:value-type="float">
            <text:p>0.111200757</text:p>
          </table:table-cell>
          <table:table-cell office:value-type="float" office:value="0.087208083" calcext:value-type="float">
            <text:p>0.087208083</text:p>
          </table:table-cell>
          <table:table-cell office:value-type="float" office:value="1.342194846" calcext:value-type="float">
            <text:p>1.342194846</text:p>
          </table:table-cell>
        </table:table-row>
        <table:table-row table:style-name="ro1">
          <table:table-cell table:formula="of:=[.A17]+1" office:value-type="float" office:value="16" calcext:value-type="float">
            <text:p>16</text:p>
          </table:table-cell>
          <table:table-cell table:formula="of:=(2^[.A18])-1" office:value-type="float" office:value="65535" calcext:value-type="float">
            <text:p>65535</text:p>
          </table:table-cell>
          <table:table-cell office:value-type="float" office:value="0.116092794" calcext:value-type="float">
            <text:p>0.116092794</text:p>
          </table:table-cell>
          <table:table-cell office:value-type="float" office:value="0.119528408" calcext:value-type="float">
            <text:p>0.119528408</text:p>
          </table:table-cell>
          <table:table-cell office:value-type="float" office:value="1.237570589" calcext:value-type="float">
            <text:p>1.237570589</text:p>
          </table:table-cell>
        </table:table-row>
        <table:table-row table:style-name="ro1">
          <table:table-cell table:formula="of:=[.A18]+1" office:value-type="float" office:value="17" calcext:value-type="float">
            <text:p>17</text:p>
          </table:table-cell>
          <table:table-cell table:formula="of:=(2^[.A19])-1" office:value-type="float" office:value="131071" calcext:value-type="float">
            <text:p>131071</text:p>
          </table:table-cell>
          <table:table-cell office:value-type="float" office:value="0.113662892" calcext:value-type="float">
            <text:p>0.113662892</text:p>
          </table:table-cell>
          <table:table-cell office:value-type="float" office:value="0.146340096" calcext:value-type="float">
            <text:p>0.146340096</text:p>
          </table:table-cell>
          <table:table-cell office:value-type="float" office:value="1.291040804" calcext:value-type="float">
            <text:p>1.291040804</text:p>
          </table:table-cell>
        </table:table-row>
        <table:table-row table:style-name="ro1">
          <table:table-cell table:formula="of:=[.A19]+1" office:value-type="float" office:value="18" calcext:value-type="float">
            <text:p>18</text:p>
          </table:table-cell>
          <table:table-cell table:formula="of:=(2^[.A20])-1" office:value-type="float" office:value="262143" calcext:value-type="float">
            <text:p>262143</text:p>
          </table:table-cell>
          <table:table-cell office:value-type="float" office:value="0.133221969" calcext:value-type="float">
            <text:p>0.133221969</text:p>
          </table:table-cell>
          <table:table-cell office:value-type="float" office:value="0.175458848" calcext:value-type="float">
            <text:p>0.175458848</text:p>
          </table:table-cell>
          <table:table-cell office:value-type="float" office:value="1.269901361" calcext:value-type="float">
            <text:p>1.269901361</text:p>
          </table:table-cell>
        </table:table-row>
        <table:table-row table:style-name="ro1">
          <table:table-cell table:formula="of:=[.A20]+1" office:value-type="float" office:value="19" calcext:value-type="float">
            <text:p>19</text:p>
          </table:table-cell>
          <table:table-cell table:formula="of:=(2^[.A21])-1" office:value-type="float" office:value="524287" calcext:value-type="float">
            <text:p>524287</text:p>
          </table:table-cell>
          <table:table-cell office:value-type="float" office:value="0.185231141" calcext:value-type="float">
            <text:p>0.185231141</text:p>
          </table:table-cell>
          <table:table-cell office:value-type="float" office:value="0.244503608" calcext:value-type="float">
            <text:p>0.244503608</text:p>
          </table:table-cell>
          <table:table-cell office:value-type="float" office:value="1.285924443" calcext:value-type="float">
            <text:p>1.285924443</text:p>
          </table:table-cell>
        </table:table-row>
        <table:table-row table:style-name="ro1">
          <table:table-cell table:formula="of:=[.A21]+1" office:value-type="float" office:value="20" calcext:value-type="float">
            <text:p>20</text:p>
          </table:table-cell>
          <table:table-cell table:formula="of:=(2^[.A22])-1" office:value-type="float" office:value="1048575" calcext:value-type="float">
            <text:p>1048575</text:p>
          </table:table-cell>
          <table:table-cell office:value-type="float" office:value="0.281725119" calcext:value-type="float">
            <text:p>0.281725119</text:p>
          </table:table-cell>
          <table:table-cell office:value-type="float" office:value="0.334709458" calcext:value-type="float">
            <text:p>0.334709458</text:p>
          </table:table-cell>
          <table:table-cell office:value-type="float" office:value="1.292360624" calcext:value-type="float">
            <text:p>1.292360624</text:p>
          </table:table-cell>
        </table:table-row>
        <table:table-row table:style-name="ro1">
          <table:table-cell table:formula="of:=[.A22]+1" office:value-type="float" office:value="21" calcext:value-type="float">
            <text:p>21</text:p>
          </table:table-cell>
          <table:table-cell table:formula="of:=(2^[.A23])-1" office:value-type="float" office:value="2097151" calcext:value-type="float">
            <text:p>2097151</text:p>
          </table:table-cell>
          <table:table-cell office:value-type="float" office:value="0.44870476" calcext:value-type="float">
            <text:p>0.44870476</text:p>
          </table:table-cell>
          <table:table-cell office:value-type="float" office:value="0.512637186" calcext:value-type="float">
            <text:p>0.512637186</text:p>
          </table:table-cell>
          <table:table-cell office:value-type="float" office:value="1.404215854" calcext:value-type="float">
            <text:p>1.404215854</text:p>
          </table:table-cell>
        </table:table-row>
        <table:table-row table:style-name="ro1">
          <table:table-cell table:formula="of:=[.A23]+1" office:value-type="float" office:value="22" calcext:value-type="float">
            <text:p>22</text:p>
          </table:table-cell>
          <table:table-cell table:formula="of:=(2^[.A24])-1" office:value-type="float" office:value="4194303" calcext:value-type="float">
            <text:p>4194303</text:p>
          </table:table-cell>
          <table:table-cell office:value-type="float" office:value="0.790908514" calcext:value-type="float">
            <text:p>0.790908514</text:p>
          </table:table-cell>
          <table:table-cell office:value-type="float" office:value="0.864167729" calcext:value-type="float">
            <text:p>0.864167729</text:p>
          </table:table-cell>
          <table:table-cell office:value-type="float" office:value="1.566432368" calcext:value-type="float">
            <text:p>1.566432368</text:p>
          </table:table-cell>
        </table:table-row>
        <table:table-row table:style-name="ro1">
          <table:table-cell table:formula="of:=[.A24]+1" office:value-type="float" office:value="23" calcext:value-type="float">
            <text:p>23</text:p>
          </table:table-cell>
          <table:table-cell table:formula="of:=(2^[.A25])-1" office:value-type="float" office:value="8388607" calcext:value-type="float">
            <text:p>8388607</text:p>
          </table:table-cell>
          <table:table-cell office:value-type="float" office:value="1.420081275" calcext:value-type="float">
            <text:p>1.420081275</text:p>
          </table:table-cell>
          <table:table-cell office:value-type="float" office:value="1.354195751" calcext:value-type="float">
            <text:p>1.354195751</text:p>
          </table:table-cell>
          <table:table-cell office:value-type="float" office:value="1.662901706" calcext:value-type="float">
            <text:p>1.662901706</text:p>
          </table:table-cell>
        </table:table-row>
        <table:table-row table:style-name="ro1">
          <table:table-cell table:formula="of:=[.A25]+1" office:value-type="float" office:value="24" calcext:value-type="float">
            <text:p>24</text:p>
          </table:table-cell>
          <table:table-cell table:formula="of:=(2^[.A26])-1" office:value-type="float" office:value="16777215" calcext:value-type="float">
            <text:p>16777215</text:p>
          </table:table-cell>
          <table:table-cell office:value-type="float" office:value="2.660859987" calcext:value-type="float">
            <text:p>2.660859987</text:p>
          </table:table-cell>
          <table:table-cell office:value-type="float" office:value="2.497838809" calcext:value-type="float">
            <text:p>2.497838809</text:p>
          </table:table-cell>
          <table:table-cell office:value-type="float" office:value="1.996347734" calcext:value-type="float">
            <text:p>1.996347734</text:p>
          </table:table-cell>
        </table:table-row>
        <table:table-row table:style-name="ro1">
          <table:table-cell table:formula="of:=[.A26]+1" office:value-type="float" office:value="25" calcext:value-type="float">
            <text:p>25</text:p>
          </table:table-cell>
          <table:table-cell table:formula="of:=(2^[.A27])-1" office:value-type="float" office:value="33554431" calcext:value-type="float">
            <text:p>33554431</text:p>
          </table:table-cell>
          <table:table-cell office:value-type="float" office:value="4.675352558" calcext:value-type="float">
            <text:p>4.675352558</text:p>
          </table:table-cell>
          <table:table-cell office:value-type="float" office:value="4.73209582" calcext:value-type="float">
            <text:p>4.73209582</text:p>
          </table:table-cell>
          <table:table-cell office:value-type="float" office:value="2.807225628" calcext:value-type="float">
            <text:p>2.807225628</text:p>
          </table:table-cell>
        </table:table-row>
        <table:table-row table:style-name="ro1">
          <table:table-cell table:formula="of:=[.A27]+1" office:value-type="float" office:value="26" calcext:value-type="float">
            <text:p>26</text:p>
          </table:table-cell>
          <table:table-cell table:formula="of:=(2^[.A28])-1" office:value-type="float" office:value="67108863" calcext:value-type="float">
            <text:p>67108863</text:p>
          </table:table-cell>
          <table:table-cell office:value-type="float" office:value="10.729687432" calcext:value-type="float">
            <text:p>10.729687432</text:p>
          </table:table-cell>
          <table:table-cell office:value-type="float" office:value="10.863933992" calcext:value-type="float">
            <text:p>10.863933992</text:p>
          </table:table-cell>
          <table:table-cell office:value-type="float" office:value="4.955932031" calcext:value-type="float">
            <text:p>4.955932031</text:p>
          </table:table-cell>
        </table:table-row>
        <table:table-row table:style-name="ro1">
          <table:table-cell table:formula="of:=[.A28]+1" office:value-type="float" office:value="27" calcext:value-type="float">
            <text:p>27</text:p>
          </table:table-cell>
          <table:table-cell table:formula="of:=(2^[.A29])-1" office:value-type="float" office:value="134217727" calcext:value-type="float">
            <text:p>134217727</text:p>
          </table:table-cell>
          <table:table-cell office:value-type="float" office:value="21.56841872" calcext:value-type="float">
            <text:p>21.56841872</text:p>
          </table:table-cell>
          <table:table-cell office:value-type="float" office:value="21.744414523" calcext:value-type="float">
            <text:p>21.744414523</text:p>
          </table:table-cell>
          <table:table-cell office:value-type="float" office:value="7.439054721" calcext:value-type="float">
            <text:p>7.439054721</text:p>
          </table:table-cell>
        </table:table-row>
        <table:table-row table:style-name="ro1">
          <table:table-cell table:formula="of:=[.A29]+1" office:value-type="float" office:value="28" calcext:value-type="float">
            <text:p>28</text:p>
          </table:table-cell>
          <table:table-cell table:formula="of:=(2^[.A30])-1" office:value-type="float" office:value="268435455" calcext:value-type="float">
            <text:p>268435455</text:p>
          </table:table-cell>
          <table:table-cell office:value-type="float" office:value="36.988535657" calcext:value-type="float">
            <text:p>36.988535657</text:p>
          </table:table-cell>
          <table:table-cell office:value-type="float" office:value="35.953065996" calcext:value-type="float">
            <text:p>35.953065996</text:p>
          </table:table-cell>
          <table:table-cell office:value-type="float" office:value="13.098670586" calcext:value-type="float">
            <text:p>13.098670586</text:p>
          </table:table-cell>
        </table:table-row>
        <table:table-row table:style-name="ro1">
          <table:table-cell table:formula="of:=[.A30]+1" office:value-type="float" office:value="29" calcext:value-type="float">
            <text:p>29</text:p>
          </table:table-cell>
          <table:table-cell table:formula="of:=(2^[.A31])-1" office:value-type="float" office:value="536870911" calcext:value-type="float">
            <text:p>536870911</text:p>
          </table:table-cell>
          <table:table-cell office:value-type="float" office:value="96.2554065" calcext:value-type="float">
            <text:p>96.2554065</text:p>
          </table:table-cell>
          <table:table-cell office:value-type="float" office:value="78.010715739" calcext:value-type="float">
            <text:p>78.010715739</text:p>
          </table:table-cell>
          <table:table-cell office:value-type="float" office:value="24.134613882" calcext:value-type="float">
            <text:p>24.134613882</text:p>
          </table:table-cell>
        </table:table-row>
        <table:table-row table:style-name="ro1">
          <table:table-cell table:formula="of:=[.A31]+1" office:value-type="float" office:value="30" calcext:value-type="float">
            <text:p>30</text:p>
          </table:table-cell>
          <table:table-cell table:formula="of:=(2^[.A32])-1" office:value-type="float" office:value="1073741823" calcext:value-type="float">
            <text:p>1073741823</text:p>
          </table:table-cell>
          <table:table-cell office:value-type="float" office:value="164.461186157" calcext:value-type="float">
            <text:p>164.461186157</text:p>
          </table:table-cell>
          <table:table-cell office:value-type="float" office:value="132.114906859" calcext:value-type="float">
            <text:p>132.114906859</text:p>
          </table:table-cell>
          <table:table-cell office:value-type="float" office:value="46.259975521" calcext:value-type="float">
            <text:p>46.259975521</text:p>
          </table:table-cell>
        </table:table-row>
        <table:table-row table:style-name="ro1">
          <table:table-cell table:formula="of:=[.A32]+1" office:value-type="float" office:value="31" calcext:value-type="float">
            <text:p>31</text:p>
          </table:table-cell>
          <table:table-cell table:formula="of:=(2^[.A33])-1" office:value-type="float" office:value="2147483647" calcext:value-type="float">
            <text:p>2147483647</text:p>
          </table:table-cell>
          <table:table-cell office:value-type="float" office:value="289.186839823" calcext:value-type="float">
            <text:p>289.186839823</text:p>
          </table:table-cell>
          <table:table-cell office:value-type="float" office:value="414.26415867" calcext:value-type="float">
            <text:p>414.26415867</text:p>
          </table:table-cell>
          <table:table-cell office:value-type="string" calcext:value-type="string">
            <text:p>DNF</text:p>
          </table:table-cell>
        </table:table-row>
        <table:table-row table:style-name="ro1">
          <table:table-cell table:formula="of:=[.A33]+1" office:value-type="float" office:value="32" calcext:value-type="float">
            <text:p>32</text:p>
          </table:table-cell>
          <table:table-cell table:formula="of:=(2^[.A34])-1" office:value-type="float" office:value="4294967295" calcext:value-type="float">
            <text:p>4294967295</text:p>
          </table:table-cell>
          <table:table-cell office:value-type="float" office:value="920.396350876" calcext:value-type="float">
            <text:p>920.396350876</text:p>
          </table:table-cell>
          <table:table-cell office:value-type="float" office:value="982.337892827" calcext:value-type="float">
            <text:p>982.337892827</text:p>
          </table:table-cell>
          <table:table-cell office:value-type="string" calcext:value-type="string">
            <text:p>DNF</text:p>
          </table:table-cell>
        </table:table-row>
        <table:table-row table:style-name="ro1">
          <table:table-cell table:formula="of:=[.A34]+1" office:value-type="float" office:value="33" calcext:value-type="float">
            <text:p>33</text:p>
          </table:table-cell>
          <table:table-cell table:formula="of:=(2^[.A35])-1" office:value-type="float" office:value="8589934591" calcext:value-type="float">
            <text:p>8589934591</text:p>
          </table:table-cell>
          <table:table-cell office:value-type="float" office:value="2100.56074264" calcext:value-type="float">
            <text:p>2100.56074264</text:p>
          </table:table-cell>
          <table:table-cell office:value-type="float" office:value="2503.691269898" calcext:value-type="float">
            <text:p>2503.691269898</text:p>
          </table:table-cell>
          <table:table-cell office:value-type="string" calcext:value-type="string">
            <text:p>DNF</text:p>
          </table:table-cell>
        </table:table-row>
        <table:table-row table:style-name="ro1">
          <table:table-cell table:formula="of:=[.A35]+1" office:value-type="float" office:value="34" calcext:value-type="float">
            <text:p>34</text:p>
          </table:table-cell>
          <table:table-cell table:formula="of:=(2^[.A36])-1" office:value-type="float" office:value="17179869183" calcext:value-type="float">
            <text:p>17179869183</text:p>
          </table:table-cell>
          <table:table-cell office:value-type="float" office:value="3442.097007295" calcext:value-type="float">
            <text:p>3442.097007295</text:p>
          </table:table-cell>
          <table:table-cell office:value-type="float" office:value="3434.143590476" calcext:value-type="float">
            <text:p>3434.143590476</text:p>
          </table:table-cell>
          <table:table-cell office:value-type="string" calcext:value-type="string">
            <text:p>DNF</text:p>
          </table:table-cell>
        </table:table-row>
        <table:table-row table:style-name="ro1">
          <table:table-cell table:style-name="ce16" table:formula="of:=[.A36]+1" office:value-type="float" office:value="35" calcext:value-type="float">
            <text:p>35</text:p>
          </table:table-cell>
          <table:table-cell table:style-name="ce19" table:formula="of:=(2^[.A37])-1" office:value-type="float" office:value="34359738367" calcext:value-type="float">
            <text:p>34359738367</text:p>
          </table:table-cell>
          <table:table-cell table:style-name="ce22" office:value-type="float" office:value="8327.164649799" calcext:value-type="float">
            <text:p>8327.164649799</text:p>
          </table:table-cell>
          <table:table-cell table:style-name="ce16" office:value-type="string" calcext:value-type="string">
            <text:p>DNF</text:p>
          </table:table-cell>
          <table:table-cell table:style-name="ce19" office:value-type="string" calcext:value-type="string">
            <text:p>DNF</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4-02">00/00/0000</text:date>, <text:time style:data-style-name="N2" text:time-value="23:13:36.284030596">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